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fo:min-height="1.678cm" fo:padding-top="0.13cm" fo:padding-bottom="0.13cm" fo:padding-left="0.25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b8ff" draw:textarea-horizontal-align="left" draw:textarea-vertical-align="top" draw:auto-grow-height="false" fo:padding-top="0.039cm" fo:padding-bottom="0.039cm" fo:padding-left="0.079cm" fo:padding-right="0.079cm" fo:wrap-option="wrap" draw:shadow="hidden" draw:shadow-color="#808080"/>
    </style:style>
    <style:style style:name="gr4" style:family="graphic" style:parent-style-name="standard">
      <style:graphic-properties draw:stroke="none" draw:fill="solid" draw:fill-color="#00cc99" draw:textarea-horizontal-align="left" draw:textarea-vertical-align="top" draw:auto-grow-height="false" fo:padding-top="0.039cm" fo:padding-bottom="0.039cm" fo:padding-left="0.079cm" fo:padding-right="0.079cm" fo:wrap-option="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039cm" fo:padding-bottom="0.039cm" fo:padding-left="0.078cm" fo:padding-right="0.078cm" fo:wrap-option="wrap" draw:shadow="hidden" draw:shadow-color="#808080"/>
    </style:style>
    <style:style style:name="gr6" style:family="graphic" style:parent-style-name="standard">
      <style:graphic-properties draw:stroke="none" draw:fill="none" draw:opacity="0%" draw:textarea-horizontal-align="center" draw:textarea-vertical-align="middle" draw:shadow-offset-x="0.305cm" draw:shadow-offset-y="0.305cm" draw:shadow-opacity="0%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3.97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00cc99" draw:auto-grow-height="true" fo:min-height="11.604cm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right" draw:textarea-vertical-align="middle" draw:auto-grow-height="true" draw:auto-grow-width="false" fo:min-height="2.07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59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604cm"/>
    </style:style>
    <style:style style:name="pr7" style:family="presentation" style:parent-style-name="Default-title">
      <style:graphic-properties fo:min-height="2.08cm"/>
    </style:style>
    <style:style style:name="pr8" style:family="presentation" style:parent-style-name="Default-outline1">
      <style:graphic-properties fo:min-height="13.466cm"/>
    </style:style>
    <style:style style:name="pr9" style:family="presentation" style:parent-style-name="Default-notes">
      <style:graphic-properties draw:fill-color="#ffffff" fo:min-height="11.353cm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9.79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draw:auto-grow-height="true" fo:min-height="12.001cm"/>
    </style:style>
    <style:style style:name="pr12" style:family="presentation" style:parent-style-name="Default-title">
      <style:graphic-properties draw:fill-color="#ffffff" draw:auto-grow-height="true" fo:min-height="2.331cm"/>
    </style:style>
    <style:style style:name="pr13" style:family="presentation" style:parent-style-name="Default-outline1">
      <style:graphic-properties draw:fill-color="#ffffff" draw:auto-grow-height="true" fo:min-height="13.717cm"/>
    </style:style>
    <style:style style:name="pr1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22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fill-color="#ffffff" draw:auto-grow-height="true" fo:min-height="13.51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line-height="80%" fo:text-align="center" fo:text-indent="0cm"/>
    </style:style>
    <style:style style:name="P4" style:family="paragraph">
      <style:paragraph-properties fo:margin-left="1.27cm" fo:margin-right="0cm" fo:margin-top="0.246cm" fo:margin-bottom="0cm" fo:line-height="70%" fo:text-align="center" fo:text-indent="0cm"/>
    </style:style>
    <style:style style:name="P5" style:family="paragraph">
      <style:paragraph-properties fo:margin-left="1.27cm" fo:margin-right="0cm" fo:margin-top="0.246cm" fo:margin-bottom="0cm" fo:line-height="80%" fo:text-align="center" fo:text-indent="0cm" style:writing-mode="lr-tb"/>
    </style:style>
    <style:style style:name="P6" style:family="paragraph">
      <style:paragraph-properties fo:margin-left="0cm" fo:margin-right="0cm" fo:margin-top="0.308cm" fo:margin-bottom="0cm" fo:text-indent="0cm"/>
    </style:style>
    <style:style style:name="P7" style:family="paragraph">
      <style:paragraph-properties fo:margin-left="0cm" fo:margin-right="0cm" fo:margin-top="0.308cm" fo:margin-bottom="0cm" fo:text-indent="0cm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246cm" fo:margin-bottom="0cm" fo:line-height="90%" fo:text-indent="0cm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margin-left="0.952cm" fo:margin-right="0cm" fo:text-indent="-0.952cm" style:writing-mode="lr-tb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246cm" fo:margin-bottom="0cm" fo:line-height="90%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.211cm" fo:margin-bottom="0cm" fo:line-height="87%" fo:text-indent="0cm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.211cm" fo:margin-bottom="0cm" fo:line-height="87%" fo:text-indent="0cm"/>
    </style:style>
    <style:style style:name="P18" style:family="paragraph">
      <style:paragraph-properties fo:margin-left="0cm" fo:margin-right="0cm" fo:margin-top="0.176cm" fo:margin-bottom="0cm" fo:line-height="87%" fo:text-indent="0cm"/>
    </style:style>
    <style:style style:name="P19" style:family="paragraph">
      <style:paragraph-properties fo:margin-left="0.273cm" fo:margin-right="0cm" fo:margin-top="0.114cm" fo:margin-bottom="0cm" fo:line-height="100%" fo:text-indent="-0.273cm" style:punctuation-wrap="simple" style:line-break="normal"/>
    </style:style>
    <style:style style:name="P20" style:family="paragraph">
      <style:paragraph-properties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text-align="end" fo:text-indent="0cm"/>
    </style:style>
    <style:style style:name="P23" style:family="paragraph">
      <style:paragraph-properties fo:margin-left="0cm" fo:margin-right="0cm" fo:text-align="end" fo:text-indent="0cm"/>
      <style:text-properties fo:font-size="16pt" style:font-size-asian="16pt" style:font-size-complex="16pt"/>
    </style:style>
    <style:style style:name="P24" style:family="paragraph">
      <style:paragraph-properties fo:margin-left="0.952cm" fo:margin-right="0cm" fo:text-indent="-0.952cm"/>
    </style:style>
    <style:style style:name="P25" style:family="paragraph">
      <style:paragraph-properties fo:margin-left="0.952cm" fo:margin-right="0cm" fo:text-indent="-0.952cm"/>
      <style:text-properties fo:font-size="18pt" style:font-size-asian="18pt" style:font-size-complex="18pt"/>
    </style:style>
    <style:style style:name="P26" style:family="paragraph">
      <style:paragraph-properties fo:margin-left="0cm" fo:margin-right="0cm" fo:text-indent="0cm"/>
      <style:text-properties fo:font-size="12p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211cm" fo:margin-bottom="0cm" fo:line-height="90%" fo:text-indent="0cm"/>
      <style:text-properties fo:font-size="24pt" style:font-size-asian="24pt" style:font-size-complex="24pt"/>
    </style:style>
    <style:style style:name="P2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0" style:family="paragraph">
      <style:paragraph-properties fo:margin-left="0.952cm" fo:margin-right="0cm" fo:text-indent="-0.952cm" style:writing-mode="lr-tb"/>
      <style:text-properties fo:font-size="20pt"/>
    </style:style>
    <style:style style:name="P31" style:family="paragraph">
      <style:paragraph-properties fo:margin-left="0cm" fo:margin-right="0cm" fo:margin-top="0.211cm" fo:margin-bottom="0cm" fo:line-height="80%" fo:text-indent="0cm"/>
    </style:style>
    <style:style style:name="P3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34" style:family="paragraph">
      <style:paragraph-properties fo:margin-left="0cm" fo:margin-right="0cm" fo:margin-top="0.176cm" fo:margin-bottom="0cm" fo:line-height="80%" fo:text-indent="0cm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paragraph-properties text:enable-numbering="true" fo:margin-left="0.952cm" fo:margin-right="0cm" fo:margin-top="0.246cm" fo:margin-bottom="0cm" fo:line-height="90%" fo:text-indent="-0.952cm"/>
      <style:text-properties fo:font-size="20pt"/>
    </style:style>
    <style:style style:name="P37" style:family="paragraph">
      <style:paragraph-properties fo:margin-left="0.952cm" fo:margin-right="0cm" fo:margin-top="0.211cm" fo:margin-bottom="0cm" fo:line-height="90%" fo:text-indent="-0.952cm"/>
    </style:style>
    <style:style style:name="P38" style:family="paragraph">
      <style:paragraph-properties text:enable-numbering="false" fo:margin-left="0cm" fo:margin-right="0cm" fo:text-indent="0cm"/>
    </style:style>
    <style:style style:name="P39" style:family="paragraph">
      <style:paragraph-properties fo:margin-left="0.952cm" fo:margin-right="0cm" fo:margin-top="0.088cm" fo:margin-bottom="0cm" fo:line-height="90%" fo:text-align="center" fo:text-indent="-0.952cm"/>
    </style:style>
    <style:style style:name="P40" style:family="paragraph">
      <style:paragraph-properties text:enable-numbering="false" fo:margin-left="0.952cm" fo:margin-right="0cm" fo:margin-top="0.211cm" fo:margin-bottom="0cm" fo:line-height="90%" fo:text-indent="-0.952cm"/>
    </style:style>
    <style:style style:name="T1" style:family="text">
      <style:text-properties fo:color="#000000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language="en" fo:country="US" style:font-size-asian="22pt" style:font-size-complex="22pt"/>
    </style:style>
    <style:style style:name="T8" style:family="text">
      <style:text-properties fo:font-size="22pt" fo:language="en" fo:country="GB" style:font-size-asian="22pt" style:font-size-complex="22pt"/>
    </style:style>
    <style:style style:name="T9" style:family="text">
      <style:text-properties fo:font-size="20pt" fo:language="en" fo:country="GB" style:font-size-asian="20pt" style:font-size-complex="20pt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color="#000000" fo:font-family="Arial" style:font-pitch="variable" fo:font-size="13pt" fo:font-weight="normal" style:font-size-asian="13pt" style:font-size-complex="13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8pt" fo:font-style="italic" style:font-size-asian="18pt" style:font-size-complex="18pt"/>
    </style:style>
    <style:style style:name="T23" style:family="text">
      <style:text-properties fo:font-size="18pt" fo:font-style="normal" style:font-size-asian="18pt" style:font-size-complex="18pt"/>
    </style:style>
    <style:style style:name="T24" style:family="text">
      <style:text-properties fo:font-size="18pt" fo:font-style="normal" style:text-underline-style="solid" style:text-underline-width="auto" style:text-underline-color="font-color" style:font-size-asian="18pt" style:font-size-complex="18pt"/>
    </style:style>
    <style:style style:name="T25" style:family="text">
      <style:text-properties fo:font-size="20pt" fo:language="en" fo:country="US"/>
    </style:style>
    <style:style style:name="T26" style:family="text">
      <style:text-properties fo:font-size="20pt" fo:language="en" fo:country="US" fo:font-style="italic"/>
    </style:style>
    <style:style style:name="T27" style:family="text">
      <style:text-properties fo:font-size="32pt" fo:language="en" fo:country="US" style:font-size-asian="32pt" style:font-size-complex="32pt"/>
    </style:style>
    <style:style style:name="T28" style:family="text">
      <style:text-properties fo:font-size="20pt" fo:language="en" fo:country="US" fo:font-style="italic" style:text-underline-style="solid" style:text-underline-width="auto" style:text-underline-color="font-color"/>
    </style:style>
    <style:style style:name="T29" style:family="text">
      <style:text-properties fo:font-size="24pt" fo:language="en" fo:country="US" style:font-size-asian="24pt" style:font-size-complex="24pt"/>
    </style:style>
    <style:style style:name="T30" style:family="text">
      <style:text-properties fo:font-size="20pt" fo:language="en" fo:country="US" fo:font-style="italic" style:font-size-asian="20pt" style:font-size-complex="20pt"/>
    </style:style>
    <style:style style:name="T31" style:family="text">
      <style:text-properties fo:font-size="20pt" fo:language="en" fo:country="US" style:font-size-asian="24pt" style:font-size-complex="24pt"/>
    </style:style>
    <style:style style:name="T32" style:family="text">
      <style:text-properties fo:font-size="20pt" fo:language="en" fo:country="US" fo:font-style="italic" style:font-style-asian="italic" style:font-style-complex="italic"/>
    </style:style>
    <style:style style:name="T33" style:family="text">
      <style:text-properties fo:font-size="12pt" fo:language="en" fo:country="US" style:font-size-asian="12pt" style:font-size-complex="12pt"/>
    </style:style>
    <style:style style:name="T3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n Source Software (OSS) and Software Assurance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5.325cm" svg:x="1.905cm" svg:y="5.275cm" presentation:class="title" presentation:user-transformed="true">
          <draw:text-box>
            <text:p text:style-name="P1"><text:span text:style-name="T1">Open Source Software (OSS) and Security</text:span><text:span text:style-name="T1"><text:line-break/></text:span><text:span text:style-name="T1"><text:line-break/></text:span><text:span text:style-name="T1">MIL-OSS</text:span></text:p>
          </draw:text-box>
        </draw:frame>
        <draw:frame presentation:style-name="pr2" draw:text-style-name="P5" draw:layer="layout" svg:width="17.78cm" svg:height="4.489cm" svg:x="3.81cm" svg:y="11.641cm" presentation:class="subtitle" presentation:user-transformed="true">
          <draw:text-box>
            <text:p text:style-name="P3"/>
            <text:p text:style-name="P4">Dr. David A. Wheeler &amp;</text:p>
            <text:p text:style-name="P4">Jim Barkley</text:p>
            <text:p text:style-name="P4">August 5, 2010</text:p>
          </draw:text-box>
        </draw:frame>
        <draw:custom-shape draw:style-name="gr1" draw:text-style-name="P7" draw:layer="layout" svg:width="18.415cm" svg:height="1.938cm" svg:x="3.175cm" svg:y="16.219cm">
          <text:p text:style-name="P6"><text:span text:style-name="T2">This presentation contains the views of the author and does not indicate endorsement by IDA or MITRE, the U.S. government, or the U.S. Department of Defens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89cm" svg:height="9.666cm" svg:x="3.268cm" svg:y="1.936cm" draw:page-number="1"/>
          <draw:frame presentation:style-name="pr3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Extreme claim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8">OSS &amp; Security</text:p>
          </draw:text-box>
        </draw:frame>
        <draw:frame presentation:style-name="pr5" draw:text-style-name="P13" draw:layer="layout" svg:width="21.59cm" svg:height="11.854cm" svg:x="1.905cm" svg:y="5.079cm" presentation:class="outline" presentation:user-transformed="true">
          <draw:text-box>
            <text:list text:style-name="L4">
              <text:list-item>
                <text:p text:style-name="P9">Extreme claims</text:p>
                <text:list>
                  <text:list-item>
                    <text:p text:style-name="P10">“OSS is always more secure”</text:p>
                  </text:list-item>
                  <text:list-item>
                    <text:p text:style-name="P10">“Proprietary is always more secure”</text:p>
                  </text:list-item>
                </text:list>
              </text:list-item>
              <text:list-item>
                <text:p text:style-name="P11">Reality: Neither OSS nor proprietary always better</text:p>
                <text:list>
                  <text:list-item>
                    <text:p text:style-name="P12">OSS has many <text:span text:style-name="T3">potential</text:span><text:span text:style-name="T4"> security advantages</text:span></text:p>
                  </text:list-item>
                  <text:list-item>
                    <text:p text:style-name="P12">Some <text:span text:style-name="T5">specific</text:span> OSS programs <text:span text:style-name="T5">are</text:span> more secure than their competitors</text:p>
                  </text:list-item>
                </text:list>
              </text:list-item>
              <text:list-item>
                <text:p text:style-name="P8">Evaluate your OSS options!</text:p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2" presentation:class="page"/>
          <draw:frame presentation:style-name="pr6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17.78cm" svg:height="2.533cm" svg:x="5.715cm" svg:y="1.353cm" presentation:class="title" presentation:user-transformed="true">
          <draw:text-box>
            <text:p>OSS has many advantages for security (1)</text:p>
          </draw:text-box>
        </draw:frame>
        <draw:frame presentation:style-name="pr8" draw:layer="layout" svg:width="21.59cm" svg:height="13.466cm" svg:x="1.905cm" svg:y="5.079cm" presentation:class="outline" presentation:user-transformed="true">
          <draw:text-box>
            <text:list text:style-name="L4">
              <text:list-item>
                <text:p>Mass peer review</text:p>
                <text:list>
                  <text:list-item>
                    <text:p>It really happens: Linux reviewed-by, OpenBSD, Mozilla Bug Bounty, Debian-audit, ...</text:p>
                  </text:list-item>
                </text:list>
              </text:list-item>
              <text:list-item>
                <text:p>Multi-tool review (static &amp; dynamic)</text:p>
                <text:list>
                  <text:list-item>
                    <text:p>Vulnerability Discovery and Remediation, Open Source Hardening Project (DHS/Coverity/Stanford) </text:p>
                  </text:list-item>
                  <text:list-item>
                    <text:p>Fortify’s “Java Open Review Project”</text:p>
                  </text:list-item>
                  <text:list-item>
                    <text:p>Linux “sparse”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3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17.78cm" svg:height="2.533cm" svg:x="5.715cm" svg:y="1.353cm" presentation:class="title" presentation:user-transformed="true">
          <draw:text-box>
            <text:p>OSS has many advantages for security (2)</text:p>
          </draw:text-box>
        </draw:frame>
        <draw:frame presentation:style-name="pr8" draw:text-style-name="P14" draw:layer="layout" svg:width="21.59cm" svg:height="13.466cm" svg:x="1.905cm" svg:y="5.079cm" presentation:class="outline" presentation:user-transformed="true">
          <draw:text-box>
            <text:list text:style-name="L4">
              <text:list-item>
                <text:p text:style-name="P14"><text:span text:style-name="T6">Better meets “open design” security principle [Saltzer &amp; Schroeder]</text:span></text:p>
                <text:list>
                  <text:list-item>
                    <text:p text:style-name="P14"><text:span text:style-name="T7">“</text:span><text:span text:style-name="T7">the protection mechanism must not depend on attacker ignorance”</text:span></text:p>
                  </text:list-item>
                </text:list>
              </text:list-item>
              <text:list-item>
                <text:p text:style-name="P15"><text:span text:style-name="T7">Security experts perceive OSS advantage</text:span></text:p>
                <text:list>
                  <text:list-item>
                    <text:p text:style-name="P14"><text:span text:style-name="T7">Bruce Schneier: “demand OSS for anything related to security”</text:span></text:p>
                  </text:list-item>
                  <text:list-item>
                    <text:p text:style-name="P14"><text:span text:style-name="T7">Vincent Rijmen (AES): “forces people to write more clear code &amp; adhere to standards”</text:span></text:p>
                  </text:list-item>
                  <text:list-item>
                    <text:p text:style-name="P14"><text:span text:style-name="T7">Whitfield Diffie: “it’s simply unrealistic to depend on secrecy for security”</text:span></text:p>
                  </text:list-item>
                </text:list>
              </text:list-item>
              <text:list-item>
                <text:p text:style-name="P16"><text:span text:style-name="T8">Survey of 6,344 software development managers <text:s/>favored OSS’ security [BZ Research]</text:span></text:p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4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draw:page draw:name="OSS Security (1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8">Some OSS security statistics</text:p>
          </draw:text-box>
        </draw:frame>
        <draw:frame presentation:style-name="pr10" draw:text-style-name="P13" draw:layer="layout" svg:width="21.59cm" svg:height="10.055cm" svg:x="1.905cm" svg:y="5.08cm" presentation:class="outline" presentation:user-transformed="true">
          <draw:text-box>
            <text:list text:style-name="L4">
              <text:list-item>
                <text:p text:style-name="P17"><text:span text:style-name="T9">OSS systems scored better on security [Payne, Information Systems Journal 2002]</text:span></text:p>
              </text:list-item>
              <text:list-item>
                <text:p text:style-name="P17"><text:span text:style-name="T9">IE 21x more likely to get spyware than Firefox [U of Wash.]</text:span></text:p>
              </text:list-item>
              <text:list-item>
                <text:p text:style-name="P18"><text:span text:style-name="T10">Faster response: Firefox 37 days, Windows 134.5 days </text:span></text:p>
              </text:list-item>
              <text:list-item>
                <text:p text:style-name="P17"><text:span text:style-name="T9">Browser “unsafe” days in 2004: 98% Internet Explorer, 15% Mozilla/Firefox (half of Firefox’s MacOS-only) </text:span></text:p>
              </text:list-item>
              <text:list-item>
                <text:p text:style-name="P18"><text:span text:style-name="T9">Windows websites more vulnerable in practice</text:span></text:p>
              </text:list-item>
            </text:list>
          </draw:text-box>
        </draw:frame>
        <draw:g>
          <draw:custom-shape draw:style-name="gr3" draw:text-style-name="P20" draw:layer="layout" svg:width="5.392cm" svg:height="0.899cm" svg:x="16.435cm" svg:y="13.81cm">
            <text:p text:style-name="P19"><text:span text:style-name="T11">17% (GNU/Linux)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5.308cm" svg:height="0.899cm" svg:x="11.127cm" svg:y="13.81cm">
            <text:p text:style-name="P19"><text:span text:style-name="T11">66% (Windows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7.317cm" svg:height="0.899cm" svg:x="3.81cm" svg:y="13.81cm">
            <text:p text:style-name="P19"><text:span text:style-name="T11">Deface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5.392cm" svg:height="0.899cm" svg:x="16.435cm" svg:y="15.61cm">
            <text:p text:style-name="P19"><text:span text:style-name="T11">66.75% (Apache)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5.308cm" svg:height="0.899cm" svg:x="11.127cm" svg:y="15.61cm">
            <text:p text:style-name="P19"><text:span text:style-name="T11">24.81% (IIS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7.317cm" svg:height="0.899cm" svg:x="3.81cm" svg:y="15.61cm">
            <text:p text:style-name="P19"><text:span text:style-name="T11">Deployed websites (by nam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5.392cm" svg:height="0.9cm" svg:x="16.435cm" svg:y="14.71cm">
            <text:p text:style-name="P19"><text:span text:style-name="T11">29.6% (GNU/Linux) </text:span><text:span text:style-name="T11"><text:tab/></text:span><text:span text:style-name="T11"><text:tab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5.308cm" svg:height="0.9cm" svg:x="11.127cm" svg:y="14.71cm">
            <text:p text:style-name="P19"><text:span text:style-name="T11">49.6% (Windows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0" draw:layer="layout" svg:width="7.317cm" svg:height="0.9cm" svg:x="3.81cm" svg:y="14.71cm">
            <text:p text:style-name="P19"><text:span text:style-name="T11">Deployed System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0" draw:layer="layout" svg:width="5.392cm" svg:height="0.899cm" svg:x="16.435cm" svg:y="12.911cm">
            <text:p text:style-name="P19"><text:span text:style-name="T11">OS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0" draw:layer="layout" svg:width="5.308cm" svg:height="0.899cm" svg:x="11.127cm" svg:y="12.911cm">
            <text:p text:style-name="P19"><text:span text:style-name="T11">Proprietar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0" draw:layer="layout" svg:width="7.317cm" svg:height="0.899cm" svg:x="3.81cm" svg:y="12.911cm">
            <text:p text:style-name="P19"><text:span text:style-name="T11">Category</text:span></text:p>
            <draw:enhanced-geometry svg:viewBox="0 0 21600 21600" draw:type="rectangle" draw:enhanced-path="M 0 0 L 21600 0 21600 21600 0 21600 0 0 Z N"/>
          </draw:custom-shape>
          <draw:line draw:style-name="gr5" draw:text-style-name="P21" draw:layer="layout" svg:x1="3.81cm" svg:y1="15.61cm" svg:x2="21.828cm" svg:y2="15.61cm">
            <text:p/>
          </draw:line>
          <draw:line draw:style-name="gr5" draw:text-style-name="P21" draw:layer="layout" svg:x1="3.81cm" svg:y1="16.51cm" svg:x2="21.828cm" svg:y2="16.51cm">
            <text:p/>
          </draw:line>
          <draw:line draw:style-name="gr5" draw:text-style-name="P21" draw:layer="layout" svg:x1="3.81cm" svg:y1="12.911cm" svg:x2="3.81cm" svg:y2="16.51cm">
            <text:p/>
          </draw:line>
          <draw:line draw:style-name="gr5" draw:text-style-name="P21" draw:layer="layout" svg:x1="21.828cm" svg:y1="12.911cm" svg:x2="21.828cm" svg:y2="16.51cm">
            <text:p/>
          </draw:line>
          <draw:line draw:style-name="gr5" draw:text-style-name="P21" draw:layer="layout" svg:x1="3.81cm" svg:y1="12.911cm" svg:x2="21.828cm" svg:y2="12.911cm">
            <text:p/>
          </draw:line>
          <draw:line draw:style-name="gr5" draw:text-style-name="P21" draw:layer="layout" svg:x1="3.81cm" svg:y1="13.81cm" svg:x2="21.828cm" svg:y2="13.81cm">
            <text:p/>
          </draw:line>
          <draw:line draw:style-name="gr5" draw:text-style-name="P21" draw:layer="layout" svg:x1="11.127cm" svg:y1="12.911cm" svg:x2="11.127cm" svg:y2="16.51cm">
            <text:p/>
          </draw:line>
          <draw:line draw:style-name="gr5" draw:text-style-name="P21" draw:layer="layout" svg:x1="16.435cm" svg:y1="12.911cm" svg:x2="16.435cm" svg:y2="16.51cm">
            <text:p/>
          </draw:line>
          <draw:line draw:style-name="gr5" draw:text-style-name="P21" draw:layer="layout" svg:x1="3.81cm" svg:y1="14.71cm" svg:x2="21.828cm" svg:y2="14.71cm">
            <text:p/>
          </draw:line>
        </draw:g>
        <draw:rect draw:style-name="gr6" draw:text-style-name="P23" draw:layer="layout" svg:width="15.24cm" svg:height="0.635cm" svg:x="10.159cm" svg:y="18.119cm">
          <text:p text:style-name="P22"><text:span text:style-name="T12">[See </text:span><text:span text:style-name="T12"><text:a xlink:href="http://www.dwheeler.com/oss_fs_why.html">http://www.dwheeler.com/oss_fs_why.html</text:a></text:span><text:span text:style-name="T12"> ]</text:span></text:p>
        </draw:rect>
        <presentation:notes draw:style-name="dp3">
          <draw:page-thumbnail draw:style-name="gr2" draw:layer="layout" svg:width="12.889cm" svg:height="9.667cm" svg:x="3.267cm" svg:y="1.936cm" draw:page-number="5" presentation:class="page"/>
          <draw:frame presentation:style-name="pr6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793cm" svg:x="5.715cm" svg:y="1.223cm" presentation:class="title" presentation:user-transformed="true">
          <draw:text-box>
            <text:p text:style-name="P8">DoD cyber security requires OSS</text:p>
          </draw:text-box>
        </draw:frame>
        <draw:frame presentation:style-name="Default-outline1" draw:text-style-name="P25" draw:layer="layout" svg:width="21.59cm" svg:height="11.233cm" svg:x="1.905cm" svg:y="5.08cm" presentation:class="outline" presentation:user-transformed="true">
          <draw:text-box>
            <text:p text:style-name="P24"><text:span text:style-name="T13">“</text:span><text:span text:style-name="T13">One unexpected result was the degree to which Security depends on FOSS. Banning FOSS would</text:span></text:p>
            <text:list text:style-name="L4">
              <text:list-item>
                <text:p text:style-name="P8"><text:span text:style-name="T14">remove</text:span><text:span text:style-name="T13"> certain types of infrastructure </text:span><text:span text:style-name="T14">components</text:span><text:span text:style-name="T13"> (e.g., OpenBSD) that currently help support network security.</text:span></text:p>
              </text:list-item>
              <text:list-item>
                <text:p text:style-name="P8"><text:span text:style-name="T15">... </text:span><text:span text:style-name="T14">limit</text:span><text:span text:style-name="T13"> DoD </text:span><text:span text:style-name="T14">access</text:span><text:span text:style-name="T13"> to—and overall expertise in—the use of powerful FOSS </text:span><text:span text:style-name="T14">analysis and detection</text:span><text:span text:style-name="T13"> applications that hostile groups could use to help stage cyberattacks.</text:span></text:p>
              </text:list-item>
              <text:list-item>
                <text:p text:style-name="P8"><text:span text:style-name="T13">... </text:span><text:span text:style-name="T14">remove</text:span><text:span text:style-name="T13"> the demonstrated </text:span><text:span text:style-name="T14">ability</text:span><text:span text:style-name="T13"> of FOSS applications to be </text:span><text:span text:style-name="T14">updated rapidly in response to new</text:span><text:span text:style-name="T13"> types of </text:span><text:span text:style-name="T14">cyberattack</text:span><text:span text:style-name="T13">.</text:span></text:p>
              </text:list-item>
            </text:list>
            <text:p text:style-name="P24"><text:span text:style-name="T13">Taken together, these factors imply that </text:span><text:span text:style-name="T14">banning FOSS would have immediate, broad, and strongly negative impacts</text:span><text:span text:style-name="T13"> on the ability of many sensitive and security-focused DoD groups </text:span><text:span text:style-name="T14">to defend against cyberattacks</text:span><text:span text:style-name="T13">.” - </text:span><text:span text:style-name="T16">Use of Free and Open Source Software in the US Dept. of Defense</text:span><text:span text:style-name="T13"> (MITRE, sponsored by DISA), Jan. 2, 2003</text:span></text:p>
          </draw:text-box>
        </draw:frame>
        <presentation:notes draw:style-name="dp3">
          <draw:page-thumbnail draw:style-name="gr2" draw:layer="layout" svg:width="13.331cm" svg:height="9.998cm" svg:x="3.496cm" svg:y="2.001cm" draw:page-number="6" presentation:class="page"/>
          <draw:frame presentation:style-name="pr11" draw:text-style-name="P2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roblems with hiding source &amp; vulnerability secrec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793cm" svg:x="5.715cm" svg:y="1.223cm" presentation:class="title" presentation:user-transformed="true">
          <draw:text-box>
            <text:p text:style-name="P8">Why hiding source doesn’t help security</text:p>
          </draw:text-box>
        </draw:frame>
        <draw:frame presentation:style-name="pr5" draw:text-style-name="P13" draw:layer="layout" svg:width="21.59cm" svg:height="11.854cm" svg:x="1.905cm" svg:y="5.079cm" presentation:class="outline" presentation:user-transformed="true">
          <draw:text-box>
            <text:list text:style-name="L4">
              <text:list-item>
                <text:p><text:span text:style-name="T17">Dynamic attacks don’t need source or binary</text:span></text:p>
                <text:list>
                  <text:list-item>
                    <text:p><text:span text:style-name="T17">Observing output from inputs sufficient for attack</text:span></text:p>
                  </text:list-item>
                </text:list>
              </text:list-item>
              <text:list-item>
                <text:p><text:span text:style-name="T17">Presumes you can keep source secret</text:span></text:p>
                <text:list>
                  <text:list-item>
                    <text:p><text:span text:style-name="T17">Attackers may extract it or legitimately get it</text:span></text:p>
                  </text:list-item>
                </text:list>
              </text:list-item>
              <text:list-item>
                <text:p><text:span text:style-name="T17">Static attacks can use pattern-matches against binaries</text:span></text:p>
              </text:list-item>
              <text:list-item>
                <text:p><text:span text:style-name="T17">Source code can be regenerated by disassemblers &amp; decompilers sufficiently to search for vulnerabilities</text:span></text:p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7" presentation:class="page"/>
          <draw:frame presentation:style-name="pr6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17.78cm" svg:height="2.533cm" svg:x="5.715cm" svg:y="1.353cm" presentation:class="title" presentation:user-transformed="true">
          <draw:text-box>
            <text:p>Hiding source doesn’t help security: Look at the reality</text:p>
          </draw:text-box>
        </draw:frame>
        <draw:frame presentation:style-name="pr8" draw:layer="layout" svg:width="21.59cm" svg:height="13.466cm" svg:x="1.905cm" svg:y="5.079cm" presentation:class="outline" presentation:user-transformed="true">
          <draw:text-box>
            <text:list text:style-name="L4">
              <text:list-item>
                <text:p>CVE is full of vulnerability reports on proprietary products</text:p>
                <text:list>
                  <text:list-item>
                    <text:p>Inc. those from Microsoft, Oracle, Adobe, ...</text:p>
                  </text:list-item>
                </text:list>
              </text:list-item>
              <text:list-item>
                <text:p>Hiding source inhibits others from <text:span text:style-name="T18">maintaining</text:span><text:span text:style-name="T19"> the software</text:span></text:p>
              </text:list-item>
              <text:list-item>
                <text:p>Hiding source doesn’t appreciably inhibit attacks</text:p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8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17.78cm" svg:height="2.08cm" svg:x="5.715cm" svg:y="1.579cm" presentation:class="title" presentation:user-transformed="true">
          <draw:text-box>
            <text:p text:style-name="P8"><text:span text:style-name="T20">Hiding source hurts security</text:span></text:p>
          </draw:text-box>
        </draw:frame>
        <draw:frame presentation:style-name="pr8" draw:text-style-name="P27" draw:layer="layout" svg:width="21.59cm" svg:height="13.466cm" svg:x="1.905cm" svg:y="5.079cm" presentation:class="outline">
          <draw:text-box>
            <text:list text:style-name="L4">
              <text:list-item>
                <text:p text:style-name="P27"><text:span text:style-name="T21">Secrecy inhibits helpers, while not preventing attackers</text:span></text:p>
              </text:list-item>
              <text:list-item>
                <text:p text:style-name="P28"><text:span text:style-name="T21">With OSS, you can wait for supplier or fix it yourself</text:span></text:p>
                <text:list>
                  <text:list-item>
                    <text:p text:style-name="P27"><text:span text:style-name="T21">“</text:span><text:span text:style-name="T21">Wait for supplier” can be a disaster if it’s important</text:span></text:p>
                  </text:list-item>
                </text:list>
              </text:list-item>
              <text:list-item>
                <text:p text:style-name="P27"><text:span text:style-name="T21">“</text:span><text:span text:style-name="T21">Security through obscurity” is widely denigrated</text:span></text:p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9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2" draw:text-style-name="P8" draw:layer="layout" svg:width="17.78cm" svg:height="2.533cm" svg:x="5.715cm" svg:y="1.353cm" presentation:class="title" presentation:user-transformed="true">
          <draw:text-box>
            <text:p text:style-name="P8">Can “Security by Obscurity” be a basis for security?</text:p>
          </draw:text-box>
        </draw:frame>
        <draw:frame presentation:style-name="pr13" draw:text-style-name="P25" draw:layer="layout" svg:width="21.59cm" svg:height="13.717cm" svg:x="1.905cm" svg:y="5.079cm" presentation:class="outline" presentation:user-transformed="true">
          <draw:text-box>
            <text:list text:style-name="L4">
              <text:list-item>
                <text:p text:style-name="P29"><text:span text:style-name="T13">“</text:span><text:span text:style-name="T13">Security by Obscurity” can work, but iff:</text:span></text:p>
                <text:list>
                  <text:list-item>
                    <text:p text:style-name="P29"><text:span text:style-name="T13">Keeping secret actually improves security</text:span></text:p>
                  </text:list-item>
                  <text:list-item>
                    <text:p text:style-name="P29"><text:span text:style-name="T13">You can keep the security-critical information a secret</text:span></text:p>
                  </text:list-item>
                </text:list>
              </text:list-item>
              <text:list-item>
                <text:p text:style-name="P29"><text:span text:style-name="T13">To keep security-critical information a secret, need to:</text:span></text:p>
                <text:list>
                  <text:list-item>
                    <text:p text:style-name="P29"><text:span text:style-name="T13">Keep </text:span><text:span text:style-name="T14">source secret</text:span><text:span text:style-name="T13"> from all but a few people. Never sell or reveal source. <text:s/>E.G.: Classify</text:span></text:p>
                  </text:list-item>
                  <text:list-item>
                    <text:p text:style-name="P29"><text:span text:style-name="T13">Keep </text:span><text:span text:style-name="T14">binary secret</text:span><text:span text:style-name="T13">; never sell binary to outsiders</text:span></text:p>
                    <text:list>
                      <text:list-item>
                        <text:p text:style-name="P29"><text:span text:style-name="T13">Use software protection mechanisms (goo, etc.)</text:span></text:p>
                      </text:list-item>
                      <text:list-item>
                        <text:p text:style-name="P29"><text:span text:style-name="T13">Remove software binary before exporting system</text:span></text:p>
                      </text:list-item>
                    </text:list>
                  </text:list-item>
                  <text:list-item>
                    <text:p text:style-name="P29"><text:span text:style-name="T13">Keep </text:span><text:span text:style-name="T14">inputs/outputs secret</text:span><text:span text:style-name="T13"> of program to be accessible by others – </text:span><text:span text:style-name="T22">no</text:span><text:span text:style-name="T23"> Internet/web access</text:span></text:p>
                  </text:list-item>
                  <text:list-item>
                    <text:p><text:span text:style-name="T24">Incompatible</text:span><text:span text:style-name="T23"> with commercial off-the-shelf development</text:span></text:p>
                  </text:list-item>
                </text:list>
              </text:list-item>
              <text:list-item>
                <text:p text:style-name="P29"><text:span text:style-name="T23">Does not apply to unclassified software</text:span></text:p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10" presentation:class="page"/>
          <draw:frame presentation:style-name="pr6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Proprietary advantages… not necessaril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793cm" svg:x="5.715cm" svg:y="1.223cm" presentation:class="title" presentation:user-transformed="true">
          <draw:text-box>
            <text:p text:style-name="P8">Proprietary advantages…<text:line-break/>not necessarily (1)</text:p>
          </draw:text-box>
        </draw:frame>
        <draw:frame presentation:style-name="pr5" draw:text-style-name="P30" draw:layer="layout" svg:width="21.59cm" svg:height="11.854cm" svg:x="1.905cm" svg:y="5.079cm" presentation:class="outline" presentation:user-transformed="true">
          <draw:text-box>
            <text:list text:style-name="L4">
              <text:list-item>
                <text:p text:style-name="P11"><text:span text:style-name="T25">Experienced developers who understand security produce better results</text:span></text:p>
                <text:list>
                  <text:list-item>
                    <text:p text:style-name="P12"><text:span text:style-name="T25">Experience &amp; knowledge </text:span><text:span text:style-name="T26">are</text:span><text:span text:style-name="T25"> </text:span><text:span text:style-name="T26">critical</text:span><text:span text:style-name="T25">, but...</text:span></text:p>
                  </text:list-item>
                  <text:list-item>
                    <text:p text:style-name="P12"><text:span text:style-name="T25">OSS developers often very experienced &amp; knowledgeable too (BCG study: average 11yrs experience, 30 yrs old) – often same people</text:span></text:p>
                  </text:list-item>
                </text:list>
              </text:list-item>
              <text:list-item>
                <text:p text:style-name="P11"><text:span text:style-name="T25">Proprietary developers higher quality?</text:span></text:p>
                <text:list>
                  <text:list-item>
                    <text:p text:style-name="P12"><text:span text:style-name="T25">Dubious; OSS often higher reliability,security</text:span></text:p>
                  </text:list-item>
                  <text:list-item>
                    <text:p text:style-name="P12"><text:span text:style-name="T25">Market rush often impairs proprietary qualit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11" presentation:class="page"/>
          <draw:frame presentation:style-name="pr6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17.78cm" svg:height="2.533cm" svg:x="5.715cm" svg:y="1.353cm" presentation:class="title" presentation:user-transformed="true">
          <draw:text-box>
            <text:p text:style-name="P8"><text:span text:style-name="T27">Proprietary advantages…</text:span><text:span text:style-name="T27"><text:line-break/></text:span><text:span text:style-name="T27">not necessarily (2)</text:span></text:p>
          </draw:text-box>
        </draw:frame>
        <draw:frame presentation:style-name="pr8" draw:layer="layout" svg:width="21.59cm" svg:height="13.466cm" svg:x="1.905cm" svg:y="5.079cm" presentation:class="outline">
          <draw:text-box>
            <text:list text:style-name="L4">
              <text:list-item>
                <text:p text:style-name="P11"><text:span text:style-name="T25">No guarantee OSS is widely reviewed</text:span></text:p>
                <text:list>
                  <text:list-item>
                    <text:p text:style-name="P12"><text:span text:style-name="T28">True!</text:span><text:span text:style-name="T25"> Unreviewed OSS may be very insecure</text:span></text:p>
                  </text:list-item>
                  <text:list-item>
                    <text:p text:style-name="P12"><text:span text:style-name="T25">Also true for proprietary (rarely reviewed!). </text:span><text:span text:style-name="T26">Check it!</text:span></text:p>
                  </text:list-item>
                </text:list>
              </text:list-item>
              <text:list-item>
                <text:p text:style-name="P8"><text:span text:style-name="T25">Can sue vendor if insecure/inadequate</text:span></text:p>
                <text:list>
                  <text:list-item>
                    <text:p text:style-name="P8"><text:span text:style-name="T25">Nonsense. <text:s/>EULAs forbid, courts rarely accept, costly to sue with improbable results, you want sw not a su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12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17.78cm" svg:height="2.533cm" svg:x="5.715cm" svg:y="1.353cm" presentation:class="title" presentation:user-transformed="true">
          <draw:text-box>
            <text:p>Does OSS help counter malicious code?</text:p>
          </draw:text-box>
        </draw:frame>
        <draw:frame presentation:style-name="pr8" draw:layer="layout" svg:width="21.59cm" svg:height="13.466cm" svg:x="1.905cm" svg:y="5.079cm" presentation:class="outline">
          <draw:text-box>
            <text:list text:style-name="L4">
              <text:list-item>
                <text:p text:style-name="P31"><text:span text:style-name="T29">“</text:span><text:span text:style-name="T29">If the Trojan horse was made of glass, would the Trojans have brought it into the city?” - Bill Vaas</text:span></text:p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13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draw:page draw:name="Inserting Malicious Code &amp; OSS" draw:style-name="dp1" draw:master-page-name="Default" presentation:presentation-page-layout-name="AL2T1">
        <office:forms form:automatic-focus="false" form:apply-design-mode="false"/>
        <draw:frame presentation:style-name="pr4" draw:text-style-name="P33" draw:layer="layout" svg:width="17.78cm" svg:height="2.793cm" svg:x="5.715cm" svg:y="1.223cm" presentation:class="title" presentation:user-transformed="true">
          <draw:text-box>
            <text:p text:style-name="P32"><text:span text:style-name="T27">Inserting malicious code &amp; OSS: Basic concepts (1)</text:span></text:p>
          </draw:text-box>
        </draw:frame>
        <draw:frame presentation:style-name="pr14" draw:text-style-name="P13" draw:layer="layout" svg:width="21.59cm" svg:height="12.489cm" svg:x="1.905cm" svg:y="5.08cm" presentation:class="outline" presentation:user-transformed="true">
          <draw:text-box>
            <text:list text:style-name="L4">
              <text:list-item>
                <text:p text:style-name="P31"><text:span text:style-name="T29">“</text:span><text:span text:style-name="T29">Anyone can modify OSS, including attackers”</text:span></text:p>
                <text:list>
                  <text:list-item>
                    <text:p text:style-name="P34"><text:span text:style-name="T10">Actually, anyone can modify proprietary programs too… just use a hex editor. <text:s/>Legal niceties not protection!</text:span></text:p>
                  </text:list-item>
                  <text:list-item>
                    <text:p text:style-name="P34"><text:span text:style-name="T10">Trick is to get result into user supply chain</text:span></text:p>
                  </text:list-item>
                  <text:list-item>
                    <text:p text:style-name="P34"><text:span text:style-name="T10">In OSS, requires subverting/misleading the trusted developers or trusted repository/distribution…</text:span></text:p>
                  </text:list-item>
                  <text:list-item>
                    <text:p text:style-name="P34"><text:span text:style-name="T30">and</text:span><text:span text:style-name="T10"> no one noticing the public malsource lat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14" presentation:class="page"/>
          <draw:frame presentation:style-name="pr6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text-style-name="P35" draw:layer="layout" svg:width="17.78cm" svg:height="2.533cm" svg:x="5.715cm" svg:y="1.353cm" presentation:class="title" presentation:user-transformed="true">
          <draw:text-box>
            <text:p text:style-name="P32"><text:span text:style-name="T27">Inserting malicious code &amp; OSS: Basic concepts (2)</text:span></text:p>
          </draw:text-box>
        </draw:frame>
        <draw:frame presentation:style-name="pr8" draw:layer="layout" svg:width="21.59cm" svg:height="13.466cm" svg:x="1.905cm" svg:y="5.079cm" presentation:class="outline">
          <draw:text-box>
            <text:list text:style-name="L4">
              <text:list-item>
                <text:p text:style-name="P31"><text:span text:style-name="T29">Distributed source aids detection</text:span></text:p>
              </text:list-item>
              <text:list-item>
                <text:p text:style-name="P31"><text:span text:style-name="T29">Large community-based OSS projects tend to have many reviewers from many countries</text:span></text:p>
                <text:list>
                  <text:list-item>
                    <text:p text:style-name="P8"><text:span text:style-name="T31">Makes attacks more difficult</text:span></text:p>
                  </text:list-item>
                  <text:list-item>
                    <text:p text:style-name="P34"><text:span text:style-name="T10">Consider supplier as you would proprietary software</text:span></text:p>
                  </text:list-item>
                  <text:list-item>
                    <text:p text:style-name="P34"><text:span text:style-name="T10">Risk larger for small OSS project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15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12" draw:text-style-name="P8" draw:layer="layout" svg:width="17.78cm" svg:height="2.533cm" svg:x="5.715cm" svg:y="1.353cm" presentation:class="title" presentation:user-transformed="true">
          <draw:text-box>
            <text:p text:style-name="P8">OSS tends to deal with malicious code as well or better</text:p>
          </draw:text-box>
        </draw:frame>
        <draw:frame presentation:style-name="pr13" draw:text-style-name="P36" draw:layer="layout" svg:width="21.59cm" svg:height="13.717cm" svg:x="1.905cm" svg:y="5.079cm" presentation:class="outline" presentation:user-transformed="true">
          <draw:text-box>
            <text:list text:style-name="L4">
              <text:list-item>
                <text:p text:style-name="P11"><text:span text:style-name="T25">Linux kernel attack – repository insertion</text:span></text:p>
                <text:list>
                  <text:list-item>
                    <text:p text:style-name="P8"><text:span text:style-name="T25">Tried to hide; = instead of ==</text:span></text:p>
                  </text:list-item>
                  <text:list-item>
                    <text:p text:style-name="P8"><text:span text:style-name="T31">Attack failed (CM, developer review, conventions)</text:span></text:p>
                  </text:list-item>
                </text:list>
              </text:list-item>
              <text:list-item>
                <text:p text:style-name="P8"><text:span text:style-name="T25">Borland InterBase/Firebird back door: OSS </text:span><text:span text:style-name="T32">helped</text:span></text:p>
                <text:list>
                  <text:list-item>
                    <text:p text:style-name="P12"><text:span text:style-name="T25">user: politically, password: correct</text:span></text:p>
                  </text:list-item>
                  <text:list-item>
                    <text:p text:style-name="P12"><text:span text:style-name="T25">Hidden for 7 years in proprietary product</text:span></text:p>
                  </text:list-item>
                  <text:list-item>
                    <text:p text:style-name="P12"><text:span text:style-name="T25">Found after release as OSS in 5 months</text:span></text:p>
                  </text:list-item>
                  <text:list-item>
                    <text:p text:style-name="P12"><text:span text:style-name="T25">Unclear if malicious, but has its for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89cm" svg:height="9.667cm" svg:x="3.267cm" svg:y="1.936cm" draw:page-number="16" presentation:class="page"/>
          <draw:frame presentation:style-name="pr6" draw:text-style-name="P8" draw:layer="layout" svg:width="14.243cm" svg:height="11.604cm" svg:x="2.588cm" svg:y="12.2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8">Acronyms (1)</text:p>
          </draw:text-box>
        </draw:frame>
        <draw:frame presentation:style-name="pr15" draw:text-style-name="P13" draw:layer="layout" svg:width="21.59cm" svg:height="11.854cm" svg:x="1.905cm" svg:y="5.079cm" presentation:class="outline" presentation:user-transformed="true">
          <draw:text-box>
            <text:p text:style-name="P37"><text:span text:style-name="T33">BSD: Berkeley Software Distribution</text:span></text:p>
            <text:p text:style-name="P37"><text:span text:style-name="T33">COTS: Commercial Off-the-Shelf (either proprietary or OSS) </text:span></text:p>
            <text:p text:style-name="P37"><text:span text:style-name="T33">DFARS: Defense Federal Acquisition Regulation Supplement</text:span></text:p>
            <text:p text:style-name="P37"><text:span text:style-name="T33">DISR: DoD Information Technology Standards and Profile Registry</text:span></text:p>
            <text:p text:style-name="P37"><text:span text:style-name="T33">DoD: Department of Defense</text:span></text:p>
            <text:p text:style-name="P37"><text:span text:style-name="T33">DoDD: DoD Directive</text:span></text:p>
            <text:p text:style-name="P37"><text:span text:style-name="T33">DoDI: DoD Instruction</text:span></text:p>
            <text:p text:style-name="P37"><text:span text:style-name="T33">EULA: End-User License Agreement</text:span></text:p>
            <text:p text:style-name="P37"><text:span text:style-name="T33">FAR: Federal Acquisition Regulation</text:span></text:p>
            <text:p text:style-name="P37"><text:span text:style-name="T33">OSS: Free-libre / Open Source Software</text:span></text:p>
            <text:p text:style-name="P37"><text:span text:style-name="T33">FSF: Free Software Foundation (fsf.org) </text:span></text:p>
            <text:p text:style-name="P37"><text:span text:style-name="T33">GNU: GNU’s not Unix</text:span></text:p>
            <text:p text:style-name="P37"><text:span text:style-name="T33">GOTS: Government Off-The-Shelf (see COTS) </text:span></text:p>
            <text:p text:style-name="P37"><text:span text:style-name="T33">GPL: GNU General Public License</text:span></text:p>
            <text:p text:style-name="P37"><text:span text:style-name="T33">HP: Hewlett-Packard Corporation</text:span></text:p>
            <text:p text:style-name="P37"><text:span text:style-name="T33">IPR: Intellectual Property Rights; use “Intellectual Rights” instead</text:span></text:p>
            <text:p text:style-name="P37"><text:span text:style-name="T33">IT: Information Technology</text:span></text:p>
            <text:p text:style-name="P37"><text:span text:style-name="T33">LGPL: GNU Lesser General Public License</text:span></text:p>
          </draw:text-box>
        </draw:frame>
        <presentation:notes draw:style-name="dp3">
          <draw:page-thumbnail draw:style-name="gr2" draw:layer="layout" svg:width="13.331cm" svg:height="9.998cm" svg:x="3.496cm" svg:y="2.001cm" draw:page-number="17" presentation:class="page"/>
          <draw:frame presentation:style-name="pr11" draw:text-style-name="P2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office:forms form:automatic-focus="false" form:apply-design-mode="false"/>
        <draw:frame presentation:style-name="pr12" draw:text-style-name="P38" draw:layer="layout" svg:width="17.78cm" svg:height="2.331cm" svg:x="5.715cm" svg:y="1.454cm" presentation:class="title" presentation:user-transformed="true">
          <draw:text-box>
            <text:p text:style-name="P8">Acronyms (2)</text:p>
          </draw:text-box>
        </draw:frame>
        <draw:frame presentation:style-name="pr16" draw:text-style-name="P40" draw:layer="layout" svg:width="21.59cm" svg:height="13.513cm" svg:x="1.905cm" svg:y="5.079cm" presentation:class="outline" presentation:user-transformed="true">
          <draw:text-box>
            <text:p text:style-name="P37"><text:span text:style-name="T33">MIT: Massachusetts Institute of Technology</text:span></text:p>
            <text:p text:style-name="P37"><text:span text:style-name="T33">MPL: Mozilla Public License</text:span></text:p>
            <text:p text:style-name="P37"><text:span text:style-name="T33">NDI: Non-developmental item (see COTS) </text:span></text:p>
            <text:p text:style-name="P37"><text:span text:style-name="T33">OMB: Office of Management &amp; Budget</text:span></text:p>
            <text:p text:style-name="P37"><text:span text:style-name="T33">OSDL: Open Source Development Labs</text:span></text:p>
            <text:p text:style-name="P37"><text:span text:style-name="T33">OSI: Open Source Initiative (opensource.org) </text:span></text:p>
            <text:p text:style-name="P37"><text:span text:style-name="T33">OSJTF: Open Systems Joint Task Force</text:span></text:p>
            <text:p text:style-name="P37"><text:span text:style-name="T33">OSS: Open Source Software</text:span></text:p>
            <text:p text:style-name="P37"><text:span text:style-name="T33">PD: Public Domain</text:span></text:p>
            <text:p text:style-name="P37"><text:span text:style-name="T33">PM: Program Manager</text:span></text:p>
            <text:p text:style-name="P37"><text:span text:style-name="T33">RFP: Request for Proposal</text:span></text:p>
            <text:p text:style-name="P37"><text:span text:style-name="T33">RH: Red Hat, Inc.</text:span></text:p>
            <text:p text:style-name="P37"><text:span text:style-name="T33">ROI: Return on Investment</text:span></text:p>
            <text:p text:style-name="P37"><text:span text:style-name="T33">STIG: Security Technical Implementation Guide</text:span></text:p>
            <text:p text:style-name="P37"><text:span text:style-name="T33">TCO: Total Cost of Ownership</text:span></text:p>
            <text:p text:style-name="P37"><text:span text:style-name="T33">U.S.: United States</text:span></text:p>
            <text:p text:style-name="P37"><text:span text:style-name="T33">USC: U.S. Code</text:span></text:p>
            <text:p text:style-name="P37"><text:span text:style-name="T33">V&amp;V: Verification &amp; Validation</text:span></text:p>
            <text:p text:style-name="P39"><text:span text:style-name="T34"><text:line-break/></text:span><text:span text:style-name="T34">Trademarks belong to the trademark holder.</text:span></text:p>
          </draw:text-box>
        </draw:frame>
        <presentation:notes draw:style-name="dp3">
          <draw:page-thumbnail draw:style-name="gr2" draw:layer="layout" svg:width="13.331cm" svg:height="9.998cm" svg:x="3.496cm" svg:y="2.001cm" draw:page-number="18" presentation:class="page"/>
          <draw:frame presentation:style-name="pr11" draw:text-style-name="P2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8">Interesting Documents/Sites</text:p>
          </draw:text-box>
        </draw:frame>
        <draw:frame presentation:style-name="pr5" draw:text-style-name="P13" draw:layer="layout" svg:width="21.59cm" svg:height="12.937cm" svg:x="1.905cm" svg:y="5.079cm" presentation:class="outline" presentation:user-transformed="true">
          <draw:text-box>
            <text:list text:style-name="L4">
              <text:list-item>
                <text:p text:style-name="P34"><text:span text:style-name="T10">“</text:span><text:span text:style-name="T10">Why OSS/FS? Look at the Numbers!” http://www.dwheeler.com/oss_fs_why.html</text:span></text:p>
              </text:list-item>
              <text:list-item>
                <text:p text:style-name="P34"><text:span text:style-name="T10">“</text:span><text:span text:style-name="T10">Use of Free and Open Source Software in the US Dept. of Defense” (MITRE, sponsored by DISA) </text:span></text:p>
              </text:list-item>
              <text:list-item>
                <text:p text:style-name="P34"><text:span text:style-name="T10">President's Information Technology Advisory Committee (PITAC) -- Panel on Open Source Software for High End Computing, October 2000</text:span></text:p>
              </text:list-item>
              <text:list-item>
                <text:p text:style-name="P34"><text:span text:style-name="T10">“</text:span><text:span text:style-name="T10">Open Source Software (OSS) in the DoD,” DoD memo signed by John P. Stenbit (DoD CIO), May 28, 2003</text:span></text:p>
              </text:list-item>
              <text:list-item>
                <text:p text:style-name="P34"><text:span text:style-name="T10">Center of Open Source and Government (EgovOS) <text:s/>http://www.egovos.org/</text:span></text:p>
              </text:list-item>
              <text:list-item>
                <text:p text:style-name="P34"><text:span text:style-name="T10">OpenSector.org http://opensector.org</text:span></text:p>
              </text:list-item>
              <text:list-item>
                <text:p text:style-name="P34"><text:span text:style-name="T10">Open Source and Industry Alliance http://www.osaia.org</text:span></text:p>
              </text:list-item>
              <text:list-item>
                <text:p text:style-name="P34"><text:span text:style-name="T10">Open Source Initiative http://www.opensource.org</text:span></text:p>
              </text:list-item>
              <text:list-item>
                <text:p text:style-name="P34"><text:span text:style-name="T10">Free Software Foundation http://www.fsf.org</text:span></text:p>
              </text:list-item>
              <text:list-item>
                <text:p text:style-name="P34"><text:span text:style-name="T10">OSS/FS References http://www.dwheeler.com/oss_fs_refs.html</text:span></text:p>
              </text:list-item>
            </text:list>
          </draw:text-box>
        </draw:frame>
        <presentation:notes draw:style-name="dp3">
          <draw:page-thumbnail draw:style-name="gr2" draw:layer="layout" svg:width="13.331cm" svg:height="9.998cm" svg:x="3.496cm" svg:y="2.001cm" draw:page-number="19" presentation:class="page"/>
          <draw:frame presentation:style-name="pr11" draw:text-style-name="P2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17.78cm" svg:height="2.08cm" svg:x="5.715cm" svg:y="1.579cm" presentation:class="title">
          <draw:text-box>
            <text:p>License</text:p>
          </draw:text-box>
        </draw:frame>
        <draw:frame presentation:style-name="pr8" draw:layer="layout" svg:width="21.59cm" svg:height="13.466cm" svg:x="1.905cm" svg:y="5.079cm" presentation:class="outline">
          <draw:text-box>
            <text:list text:style-name="L4">
              <text:list-item>
                <text:p>This set of slides is released under the <text:s/>Creative Commons Attribute (CC-BY) license 3.0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2.889cm" svg:height="9.667cm" svg:x="3.267cm" svg:y="1.936cm" draw:page-number="20" presentation:class="page"/>
          <draw:frame presentation:style-name="pr9" draw:layer="layout" svg:width="14.243cm" svg:height="11.353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cdd7c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ize-complex="24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2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dd7c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margin-top="0.308cm" fo:margin-bottom="0cm" fo:line-height="100%" fo:text-align="end" fo:text-indent="0cm" style:punctuation-wrap="simple" style:line-break="normal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style:paragraph-properties text:enable-numbering="false"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Schoolbook'" style:font-family-generic="roman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427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27cm" svg:height="1.288cm" svg:x="10.99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27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27cm" svg:height="1.288cm" svg:x="10.992cm" svg:y="24.49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185cm" svg:height="4.638cm" svg:x="2.247cm" svg:y="3.609cm" draw:page-number="1"/>
      <draw:page-thumbnail draw:layer="backgroundobjects" svg:width="6.185cm" svg:height="4.638cm" svg:x="10.986cm" svg:y="3.609cm" draw:page-number="2"/>
      <draw:page-thumbnail draw:layer="backgroundobjects" svg:width="6.185cm" svg:height="4.638cm" svg:x="2.247cm" svg:y="10.569cm" draw:page-number="3"/>
      <draw:page-thumbnail draw:layer="backgroundobjects" svg:width="6.185cm" svg:height="4.638cm" svg:x="10.986cm" svg:y="10.569cm" draw:page-number="4"/>
      <draw:page-thumbnail draw:layer="backgroundobjects" svg:width="6.185cm" svg:height="4.638cm" svg:x="2.247cm" svg:y="17.529cm" draw:page-number="5"/>
      <draw:page-thumbnail draw:layer="backgroundobjects" svg:width="6.185cm" svg:height="4.638cm" svg:x="10.986cm" svg:y="17.529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7.78cm" svg:height="2.33cm" svg:x="5.715cm" svg:y="1.454cm" presentation:class="title" presentation:placeholder="true">
        <draw:text-box/>
      </draw:frame>
      <draw:frame presentation:style-name="Default-outline1" draw:layer="backgroundobjects" svg:width="21.59cm" svg:height="13.716cm" svg:x="1.905cm" svg:y="5.079cm" presentation:class="outline" presentation:placeholder="true">
        <draw:text-box/>
      </draw:frame>
      <draw:line draw:style-name="Mgr3" draw:text-style-name="MP3" draw:layer="backgroundobjects" svg:x1="1.905cm" svg:y1="4.07cm" svg:x2="23.495cm" svg:y2="4.07cm">
        <text:p/>
      </draw:line>
      <draw:custom-shape draw:style-name="Mgr4" draw:text-style-name="MP4" draw:layer="backgroundobjects" svg:width="8.043cm" svg:height="0.846cm" svg:x="15.452cm" svg:y="17.357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4.233cm" svg:height="0.854cm" svg:x="19.262cm" svg:y="17.357cm">
        <text:p text:style-name="MP5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6" draw:text-style-name="MP6" draw:layer="backgroundobjects" svg:width="19.42cm" svg:height="25.78cm" svg:x="0cm" svg:y="0cm">
          <text:p/>
        </draw:rect>
        <draw:frame presentation:style-name="Mpr1" draw:text-style-name="MP7" draw:layer="backgroundobjects" svg:width="8.414cm" svg:height="1.289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3cm" svg:height="1.289cm" svg:x="11.006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889cm" svg:height="9.667cm" svg:x="3.267cm" svg:y="1.936cm" presentation:class="page"/>
        <draw:frame presentation:style-name="Default-notes" draw:layer="backgroundobjects" svg:width="14.243cm" svg:height="11.603cm" svg:x="2.588cm" svg:y="12.246cm" presentation:class="notes" presentation:placeholder="true">
          <draw:text-box/>
        </draw:frame>
        <draw:frame presentation:style-name="Mpr3" draw:text-style-name="MP7" draw:layer="backgroundobjects" svg:width="8.414cm" svg:height="1.289cm" svg:x="0cm" svg:y="24.495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413cm" svg:height="1.289cm" svg:x="11.006cm" svg:y="24.495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Open Source Software (OSS) and Software Assurance (Security)</dc:title>
    <meta:initial-creator>IDA</meta:initial-creator>
    <meta:creation-date>2004-01-15T16:50:03</meta:creation-date>
    <dc:creator>David A. Wheeler</dc:creator>
    <dc:date>2010-08-05T13:27:54.80</dc:date>
    <meta:print-date>2010-08-02T17:10:24.55</meta:print-date>
    <dc:language>en-US</dc:language>
    <meta:editing-cycles>266</meta:editing-cycles>
    <meta:editing-duration>PT21H55M22S</meta:editing-duration>
    <meta:printed-by>David A. Wheeler</meta:printed-by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